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90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ackground-color="#114070" fo:border-left="0.0346in solid #000000" fo:border-right="0.0346in solid #000000" fo:border-top="0.0346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346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46in solid #000000" fo:border-left="0.0346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346in solid #000000" fo:border-right="0.0008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ackground-color="#ffffff" fo:border-left="0.0346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fo:background-color="#ffffff" fo:border-left="0.0346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346in solid #000000"/>
      <style:text-properties style:use-window-font-color="true" style:text-outline="false" style:text-line-through-style="none" style:font-name="Nimbus Roman No9 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0.0008in solid #000000" fo:border-right="0.0008in solid #000000" fo:border-top="0.0346in solid #000000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12" style:family="table-cell" style:parent-style-name="Default">
      <style:table-cell-properties fo:border-bottom="0.0008in solid #000000" fo:border-left="0.0008in solid #000000" fo:border-right="0.0008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346in solid #000000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346in solid #000000" fo:border-left="0.0008in solid #000000" fo:border-right="0.0008in solid #000000" fo:border-top="0.0346in solid #000000"/>
    </style:style>
    <style:style style:name="ce16" style:family="table-cell" style:parent-style-name="Default">
      <style:table-cell-properties fo:border-bottom="0.0008in solid #000000" fo:border-left="0.0008in solid #000000" fo:border-right="0.0346in solid #000000" fo:border-top="0.0346in solid #000000"/>
    </style:style>
    <style:style style:name="ce17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18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19" style:family="table-cell" style:parent-style-name="Default">
      <style:table-cell-properties fo:border-bottom="0.0008in solid #000000" fo:border-left="0.0008in solid #000000" fo:border-right="0.0346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08in solid #000000" fo:background-color="#ffffff" fo:border-left="0.0008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346in solid #000000" fo:background-color="#ffffff" fo:border-left="0.0008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346in solid #000000" fo:border-left="0.0008in solid #000000" fo:border-right="0.0346in solid #000000" fo:border-top="0.0346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3"/>
        <table:table-column table:style-name="co1" table:default-cell-style-name="ce13"/>
        <table:table-column table:style-name="co1" table:default-cell-style-name="ce20"/>
        <table:table-row table:style-name="ro1">
          <table:table-cell table:style-name="ce1" office:value-type="string">
            <text:p>spec (Java.net JIRA)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table:number-columns-spanned="4" table:number-rows-spanned="1">
            <text:p/>
          </table:table-cell>
          <table:covered-table-cell table:style-name="ce9"/>
          <table:covered-table-cell table:style-name="ce9"/>
          <table:covered-table-cell table:style-name="ce16"/>
        </table:table-row>
        <table:table-row table:style-name="ro1">
          <table:table-cell table:style-name="ce3" office:value-type="string" table:number-columns-spanned="4" table:number-rows-spanned="1">
            <text:p><text:a xlink:href="http://java.net/jira/secure/IssueNavigator.jspa?requestId=10268">spec (Java.net JIRA)</text:a> </text:p>
          </table:table-cell>
          <table:covered-table-cell table:style-name="ce10"/>
          <table:covered-table-cell table:style-name="ce10"/>
          <table:covered-table-cell table:style-name="ce17"/>
        </table:table-row>
        <table:table-row table:style-name="ro1">
          <table:table-cell table:style-name="ce4" office:value-type="string" table:number-columns-spanned="4" table:number-rows-spanned="1">
            <text:p>Displaying 320 issues at 13/Apr/11 02:50 AM.</text:p>
          </table:table-cell>
          <table:covered-table-cell table:style-name="ce11"/>
          <table:covered-table-cell table:style-name="ce11"/>
          <table:covered-table-cell table:style-name="ce18"/>
        </table:table-row>
        <table:table-row table:style-name="ro1">
          <table:table-cell table:style-name="ce5" office:value-type="string">
            <text:p>Issue Type</text:p>
          </table:table-cell>
          <table:table-cell table:style-name="ce12" office:value-type="string">
            <text:p>Key</text:p>
          </table:table-cell>
          <table:table-cell table:style-name="ce12" office:value-type="string">
            <text:p>Summary</text:p>
          </table:table-cell>
          <table:table-cell table:style-name="ce19" office:value-type="string">
            <text:p>Reporter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527">JAVASERVERFACES_SPEC_PUBLIC-527</text:a> </text:p>
          </table:table-cell>
          <table:table-cell office:value-type="string">
            <text:p>leverage injection to minimize getter chains (was: Inject a reference of the FacesContext)</text:p>
          </table:table-cell>
          <table:table-cell office:value-type="string">
            <text:p>agonca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247">JAVASERVERFACES_SPEC_PUBLIC-247</text:a> </text:p>
          </table:table-cell>
          <table:table-cell office:value-type="string">
            <text:p>h:panelGroup layout="block" doens't render a div only if style specified</text:p>
          </table:table-cell>
          <table:table-cell office:value-type="string">
            <text:p>agoria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240">JAVASERVERFACES_SPEC_PUBLIC-240</text:a> </text:p>
          </table:table-cell>
          <table:table-cell office:value-type="string">
            <text:p>more events from the framework</text:p>
          </table:table-cell>
          <table:table-cell office:value-type="string">
            <text:p>ajess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51">JAVASERVERFACES_SPEC_PUBLIC-551</text:a> </text:p>
          </table:table-cell>
          <table:table-cell office:value-type="string">
            <text:p>Option to hide f:selectItem</text:p>
          </table:table-cell>
          <table:table-cell office:value-type="string">
            <text:p>amitev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72">JAVASERVERFACES_SPEC_PUBLIC-472</text:a> </text:p>
          </table:table-cell>
          <table:table-cell office:value-type="string">
            <text:p>Preview attribute for input/selection components</text:p>
          </table:table-cell>
          <table:table-cell office:value-type="string">
            <text:p>amitev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31">JAVASERVERFACES_SPEC_PUBLIC-431</text:a> </text:p>
          </table:table-cell>
          <table:table-cell office:value-type="string">
            <text:p>Option to bypass the required attribute when submitting a form</text:p>
          </table:table-cell>
          <table:table-cell office:value-type="string">
            <text:p>amitev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23">JAVASERVERFACES_SPEC_PUBLIC-923</text:a> </text:p>
          </table:table-cell>
          <table:table-cell office:value-type="string">
            <text:p>ui:define name attribute document/behavior inconsistent</text:p>
          </table:table-cell>
          <table:table-cell office:value-type="string">
            <text:p>aschwart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04">JAVASERVERFACES_SPEC_PUBLIC-904</text:a> </text:p>
          </table:table-cell>
          <table:table-cell office:value-type="string">
            <text:p>Composite component file extensions</text:p>
          </table:table-cell>
          <table:table-cell office:value-type="string">
            <text:p>aschwart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10">JAVASERVERFACES_SPEC_PUBLIC-810</text:a> </text:p>
          </table:table-cell>
          <table:table-cell office:value-type="string">
            <text:p>Access to component ancestor chain during Facelets handler processing</text:p>
          </table:table-cell>
          <table:table-cell office:value-type="string">
            <text:p>aschwart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09">JAVASERVERFACES_SPEC_PUBLIC-809</text:a> </text:p>
          </table:table-cell>
          <table:table-cell office:value-type="string">
            <text:p>Simplify external view loading requirements</text:p>
          </table:table-cell>
          <table:table-cell office:value-type="string">
            <text:p>aschwart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46">JAVASERVERFACES_SPEC_PUBLIC-746</text:a> </text:p>
          </table:table-cell>
          <table:table-cell office:value-type="string">
            <text:p>Missing method-signature element in taglib.xml xsd</text:p>
          </table:table-cell>
          <table:table-cell office:value-type="string">
            <text:p>aschwart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36">JAVASERVERFACES_SPEC_PUBLIC-636</text:a> </text:p>
          </table:table-cell>
          <table:table-cell office:value-type="string">
            <text:p>Clarification of Facelets-only (non-JSP) functionality</text:p>
          </table:table-cell>
          <table:table-cell office:value-type="string">
            <text:p>aschwart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31">JAVASERVERFACES_SPEC_PUBLIC-631</text:a> </text:p>
          </table:table-cell>
          <table:table-cell office:value-type="string">
            <text:p>Specify target facet name when inserting into composite component</text:p>
          </table:table-cell>
          <table:table-cell office:value-type="string">
            <text:p>aschwart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24">JAVASERVERFACES_SPEC_PUBLIC-924</text:a> </text:p>
          </table:table-cell>
          <table:table-cell office:value-type="string">
            <text:p>Optionally turn off UISelectOne automatic list validation</text:p>
          </table:table-cell>
          <table:table-cell office:value-type="string">
            <text:p>Baarney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59">JAVASERVERFACES_SPEC_PUBLIC-459</text:a> </text:p>
          </table:table-cell>
          <table:table-cell office:value-type="string">
            <text:p>Ability to escape HTML in UIMessage and UIMessages</text:p>
          </table:table-cell>
          <table:table-cell office:value-type="string">
            <text:p>balusc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69">JAVASERVERFACES_SPEC_PUBLIC-469</text:a> </text:p>
          </table:table-cell>
          <table:table-cell office:value-type="string">
            <text:p>Lifecycle SPI for ManagedBeans</text:p>
          </table:table-cell>
          <table:table-cell office:value-type="string">
            <text:p>bomme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29">JAVASERVERFACES_SPEC_PUBLIC-529</text:a> </text:p>
          </table:table-cell>
          <table:table-cell office:value-type="string">
            <text:p>cannot set "title" attribute for "option" elements in a select (f:selectItem)</text:p>
          </table:table-cell>
          <table:table-cell office:value-type="string">
            <text:p>captainvoid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87">JAVASERVERFACES_SPEC_PUBLIC-887</text:a> </text:p>
          </table:table-cell>
          <table:table-cell office:value-type="string">
            <text:p>Allow locale fallback with resource loading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86">JAVASERVERFACES_SPEC_PUBLIC-886</text:a> </text:p>
          </table:table-cell>
          <table:table-cell office:value-type="string">
            <text:p>Allow hierarchical resource library names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84">JAVASERVERFACES_SPEC_PUBLIC-884</text:a> </text:p>
          </table:table-cell>
          <table:table-cell office:value-type="string">
            <text:p>Support library prefix in resource URLs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68">JAVASERVERFACES_SPEC_PUBLIC-668</text:a> </text:p>
          </table:table-cell>
          <table:table-cell office:value-type="string">
            <text:p>Standard messages for LengthValidator are confusing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96">JAVASERVERFACES_SPEC_PUBLIC-596</text:a> </text:p>
          </table:table-cell>
          <table:table-cell office:value-type="string">
            <text:p>@FacesConverter annotation cannot set both converter-id and converter-for-class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94">JAVASERVERFACES_SPEC_PUBLIC-594</text:a> </text:p>
          </table:table-cell>
          <table:table-cell office:value-type="string">
            <text:p>Add tagName attribute to @FacesComponent annotation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93">JAVASERVERFACES_SPEC_PUBLIC-593</text:a> </text:p>
          </table:table-cell>
          <table:table-cell office:value-type="string">
            <text:p>Automatically discover *taglib.xml in META-INF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48">JAVASERVERFACES_SPEC_PUBLIC-548</text:a> </text:p>
          </table:table-cell>
          <table:table-cell office:value-type="string">
            <text:p>Resource localization is too rigid and forces undesirable duplication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47">JAVASERVERFACES_SPEC_PUBLIC-547</text:a> </text:p>
          </table:table-cell>
          <table:table-cell office:value-type="string">
            <text:p>selectedClass/unselectedClass should also exist for selectOneRadio</text:p>
          </table:table-cell>
          <table:table-cell office:value-type="string">
            <text:p>cayhorstman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95">JAVASERVERFACES_SPEC_PUBLIC-495</text:a> </text:p>
          </table:table-cell>
          <table:table-cell office:value-type="string">
            <text:p>Allow access-control related JSR-250 security annotations on managed beans</text:p>
          </table:table-cell>
          <table:table-cell office:value-type="string">
            <text:p>cdoremu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18">JAVASERVERFACES_SPEC_PUBLIC-918</text:a> </text:p>
          </table:table-cell>
          <table:table-cell office:value-type="string">
            <text:p>InitialStateEvent is not fired from the ComponentHandler</text:p>
          </table:table-cell>
          <table:table-cell office:value-type="string">
            <text:p>ciliu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174">JAVASERVERFACES_SPEC_PUBLIC-174</text:a> </text:p>
          </table:table-cell>
          <table:table-cell office:value-type="string">
            <text:p>Multiple FacesMessage in ConverterException</text:p>
          </table:table-cell>
          <table:table-cell office:value-type="string">
            <text:p>contini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19">JAVASERVERFACES_SPEC_PUBLIC-719</text:a> </text:p>
          </table:table-cell>
          <table:table-cell office:value-type="string">
            <text:p>Need method to map viewId to resource path</text:p>
          </table:table-cell>
          <table:table-cell office:value-type="string">
            <text:p>daschneid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33">JAVASERVERFACES_SPEC_PUBLIC-533</text:a> </text:p>
          </table:table-cell>
          <table:table-cell office:value-type="string">
            <text:p>Externalization of application metadata</text:p>
          </table:table-cell>
          <table:table-cell office:value-type="string">
            <text:p>daschneid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32">JAVASERVERFACES_SPEC_PUBLIC-532</text:a> </text:p>
          </table:table-cell>
          <table:table-cell office:value-type="string">
            <text:p>Support for modular, reusable, fragments of a web application</text:p>
          </table:table-cell>
          <table:table-cell office:value-type="string">
            <text:p>daschneid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31">JAVASERVERFACES_SPEC_PUBLIC-531</text:a> </text:p>
          </table:table-cell>
          <table:table-cell office:value-type="string">
            <text:p>Support for non-page nodes in the navigation graph</text:p>
          </table:table-cell>
          <table:table-cell office:value-type="string">
            <text:p>daschneid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264">JAVASERVERFACES_SPEC_PUBLIC-264</text:a> </text:p>
          </table:table-cell>
          <table:table-cell office:value-type="string">
            <text:p>f:param should respect the "rendered" attribute</text:p>
          </table:table-cell>
          <table:table-cell office:value-type="string">
            <text:p>dmlloyd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249">JAVASERVERFACES_SPEC_PUBLIC-249</text:a> </text:p>
          </table:table-cell>
          <table:table-cell office:value-type="string">
            <text:p>Facets should accept arbitrary attributes...</text:p>
          </table:table-cell>
          <table:table-cell office:value-type="string">
            <text:p>dmlloyd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225">JAVASERVERFACES_SPEC_PUBLIC-225</text:a> </text:p>
          </table:table-cell>
          <table:table-cell office:value-type="string">
            <text:p>Add new facets for &lt;h:column&gt; in &lt;h:dataTable&gt;</text:p>
          </table:table-cell>
          <table:table-cell office:value-type="string">
            <text:p>dmlloyd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217">JAVASERVERFACES_SPEC_PUBLIC-217</text:a> </text:p>
          </table:table-cell>
          <table:table-cell office:value-type="string">
            <text:p>Add a styleClass attribute to h:column</text:p>
          </table:table-cell>
          <table:table-cell office:value-type="string">
            <text:p>dmlloyd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94">JAVASERVERFACES_SPEC_PUBLIC-894</text:a> </text:p>
          </table:table-cell>
          <table:table-cell office:value-type="string">
            <text:p>allow to specify default value for h:message(s) errorClass etc. in MessageBundle</text:p>
          </table:table-cell>
          <table:table-cell office:value-type="string">
            <text:p>domdor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59">JAVASERVERFACES_SPEC_PUBLIC-759</text:a> </text:p>
          </table:table-cell>
          <table:table-cell office:value-type="string">
            <text:p>add message attribute to f:validateLongRange etc.</text:p>
          </table:table-cell>
          <table:table-cell office:value-type="string">
            <text:p>domdorn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50">JAVASERVERFACES_SPEC_PUBLIC-550</text:a> </text:p>
          </table:table-cell>
          <table:table-cell office:value-type="string">
            <text:p>Should we be using the 'media' attribute for outputStylesheet or not?</text:p>
          </table:table-cell>
          <table:table-cell office:value-type="string">
            <text:p>dougd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26">JAVASERVERFACES_SPEC_PUBLIC-526</text:a> </text:p>
          </table:table-cell>
          <table:table-cell office:value-type="string">
            <text:p>Missing 'name' attribute in composite:valueHolder example</text:p>
          </table:table-cell>
          <table:table-cell office:value-type="string">
            <text:p>dougd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93">JAVASERVERFACES_SPEC_PUBLIC-693</text:a> </text:p>
          </table:table-cell>
          <table:table-cell office:value-type="string">
            <text:p>h:panelGrid should warn about table layou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89">JAVASERVERFACES_SPEC_PUBLIC-689</text:a> </text:p>
          </table:table-cell>
          <table:table-cell office:value-type="string">
            <text:p>Provide ajax function to get the number of requests on the queue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88">JAVASERVERFACES_SPEC_PUBLIC-688</text:a> </text:p>
          </table:table-cell>
          <table:table-cell office:value-type="string">
            <text:p>Allow for mixed Ajaxified and non-ajaxified controls in a page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85">JAVASERVERFACES_SPEC_PUBLIC-685</text:a> </text:p>
          </table:table-cell>
          <table:table-cell office:value-type="string">
            <text:p>Add ability to cancel a client side listener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84">JAVASERVERFACES_SPEC_PUBLIC-684</text:a> </text:p>
          </table:table-cell>
          <table:table-cell office:value-type="string">
            <text:p>Be able to get a list of all client side event listeners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82">JAVASERVERFACES_SPEC_PUBLIC-682</text:a> </text:p>
          </table:table-cell>
          <table:table-cell office:value-type="string">
            <text:p>Add support for XHR timeou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81">JAVASERVERFACES_SPEC_PUBLIC-681</text:a> </text:p>
          </table:table-cell>
          <table:table-cell office:value-type="string">
            <text:p>Response XML should include a version #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80">JAVASERVERFACES_SPEC_PUBLIC-680</text:a> </text:p>
          </table:table-cell>
          <table:table-cell office:value-type="string">
            <text:p>Add constants for event and error names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79">JAVASERVERFACES_SPEC_PUBLIC-679</text:a> </text:p>
          </table:table-cell>
          <table:table-cell office:value-type="string">
            <text:p>Chained response actions should all be run, even if one fails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78">JAVASERVERFACES_SPEC_PUBLIC-678</text:a> </text:p>
          </table:table-cell>
          <table:table-cell office:value-type="string">
            <text:p>Add new client event type - between complete and success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72">JAVASERVERFACES_SPEC_PUBLIC-672</text:a> </text:p>
          </table:table-cell>
          <table:table-cell office:value-type="string">
            <text:p>Allow Ajax Listener for jsf.ajax.reques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654">JAVASERVERFACES_SPEC_PUBLIC-654</text:a> </text:p>
          </table:table-cell>
          <table:table-cell office:value-type="string">
            <text:p>Add sychronous calls for jsf.ajax.reques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638">JAVASERVERFACES_SPEC_PUBLIC-638</text:a> </text:p>
          </table:table-cell>
          <table:table-cell office:value-type="string">
            <text:p>Ajax Back Button Suppor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37">JAVASERVERFACES_SPEC_PUBLIC-637</text:a> </text:p>
          </table:table-cell>
          <table:table-cell office:value-type="string">
            <text:p>No way to determine xml entity escaping in Partial Responses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28">JAVASERVERFACES_SPEC_PUBLIC-628</text:a> </text:p>
          </table:table-cell>
          <table:table-cell office:value-type="string">
            <text:p>"always render" javascript API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626">JAVASERVERFACES_SPEC_PUBLIC-626</text:a> </text:p>
          </table:table-cell>
          <table:table-cell office:value-type="string">
            <text:p>Add standard way to modify browser history in Ajax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21">JAVASERVERFACES_SPEC_PUBLIC-621</text:a> </text:p>
          </table:table-cell>
          <table:table-cell office:value-type="string">
            <text:p>Allow cancellation of an unsent ajax reques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20">JAVASERVERFACES_SPEC_PUBLIC-620</text:a> </text:p>
          </table:table-cell>
          <table:table-cell office:value-type="string">
            <text:p>Allow components to emit ajax xml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16">JAVASERVERFACES_SPEC_PUBLIC-616</text:a> </text:p>
          </table:table-cell>
          <table:table-cell office:value-type="string">
            <text:p>Executing inline script tags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98">JAVASERVERFACES_SPEC_PUBLIC-598</text:a> </text:p>
          </table:table-cell>
          <table:table-cell office:value-type="string">
            <text:p>Allow a URL target for outputScript and outputStyleshee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85">JAVASERVERFACES_SPEC_PUBLIC-585</text:a> </text:p>
          </table:table-cell>
          <table:table-cell office:value-type="string">
            <text:p>Specify behavior of h:outputText and h:inputTex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82">JAVASERVERFACES_SPEC_PUBLIC-582</text:a> </text:p>
          </table:table-cell>
          <table:table-cell office:value-type="string">
            <text:p>add compress attribute to outputStyleSheet and outputScrip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71">JAVASERVERFACES_SPEC_PUBLIC-571</text:a> </text:p>
          </table:table-cell>
          <table:table-cell office:value-type="string">
            <text:p>Add an extension mechanism to the javascript event payload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69">JAVASERVERFACES_SPEC_PUBLIC-569</text:a> </text:p>
          </table:table-cell>
          <table:table-cell office:value-type="string">
            <text:p>Listener Call order undefined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10">JAVASERVERFACES_SPEC_PUBLIC-510</text:a> </text:p>
          </table:table-cell>
          <table:table-cell office:value-type="string">
            <text:p>Expose the MessageFactory API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507">JAVASERVERFACES_SPEC_PUBLIC-507</text:a> </text:p>
          </table:table-cell>
          <table:table-cell office:value-type="string">
            <text:p>Facelets should skip comments by default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03">JAVASERVERFACES_SPEC_PUBLIC-503</text:a> </text:p>
          </table:table-cell>
          <table:table-cell office:value-type="string">
            <text:p>Ajax application cannot determine that a ViewExpired Exception has occured.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02">JAVASERVERFACES_SPEC_PUBLIC-502</text:a> </text:p>
          </table:table-cell>
          <table:table-cell office:value-type="string">
            <text:p>Separator character needs to be determined from JS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01">JAVASERVERFACES_SPEC_PUBLIC-501</text:a> </text:p>
          </table:table-cell>
          <table:table-cell office:value-type="string">
            <text:p>Must be able to determine the ID of a composite component via EL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342">JAVASERVERFACES_SPEC_PUBLIC-342</text:a> </text:p>
          </table:table-cell>
          <table:table-cell office:value-type="string">
            <text:p>Add a component for easy Form Based Login</text:p>
          </table:table-cell>
          <table:table-cell office:value-type="string">
            <text:p>driscol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55">JAVASERVERFACES_SPEC_PUBLIC-955</text:a> </text:p>
          </table:table-cell>
          <table:table-cell office:value-type="string">
            <text:p>misleading javadoc in Converter.getAsObject()</text:p>
          </table:table-cell>
          <table:table-cell office:value-type="string">
            <text:p>dueni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<text:a xlink:href="http://java.net/jira/browse/JAVASERVERFACES_SPEC_PUBLIC-917">JAVASERVERFACES_SPEC_PUBLIC-917</text:a> </text:p>
          </table:table-cell>
          <table:table-cell office:value-type="string">
            <text:p>add a JUnit test to make sure that classes implementing FacesWrapper do wrap all public and protected methods of the wrapped class</text:p>
          </table:table-cell>
          <table:table-cell office:value-type="string">
            <text:p>dueni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91">JAVASERVERFACES_SPEC_PUBLIC-891</text:a> </text:p>
          </table:table-cell>
          <table:table-cell office:value-type="string">
            <text:p>converter and validator attributes TLD doc misleading</text:p>
          </table:table-cell>
          <table:table-cell office:value-type="string">
            <text:p>dueni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87">JAVASERVERFACES_SPEC_PUBLIC-787</text:a> </text:p>
          </table:table-cell>
          <table:table-cell office:value-type="string">
            <text:p>Restore ViewScope before templates are processed with buildView</text:p>
          </table:table-cell>
          <table:table-cell office:value-type="string">
            <text:p>dueni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50">JAVASERVERFACES_SPEC_PUBLIC-950</text:a> </text:p>
          </table:table-cell>
          <table:table-cell office:value-type="string">
            <text:p>Pluggable Annotation Scanner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49">JAVASERVERFACES_SPEC_PUBLIC-949</text:a> </text:p>
          </table:table-cell>
          <table:table-cell office:value-type="string">
            <text:p>Window-id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47">JAVASERVERFACES_SPEC_PUBLIC-947</text:a> </text:p>
          </table:table-cell>
          <table:table-cell office:value-type="string">
            <text:p>Relative Resource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25">JAVASERVERFACES_SPEC_PUBLIC-925</text:a> </text:p>
          </table:table-cell>
          <table:table-cell office:value-type="string">
            <text:p>Helper methods for FacesContext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20">JAVASERVERFACES_SPEC_PUBLIC-920</text:a> </text:p>
          </table:table-cell>
          <table:table-cell office:value-type="string">
            <text:p>Enhance ProjectStage to contain DesignTime valu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15">JAVASERVERFACES_SPEC_PUBLIC-915</text:a> </text:p>
          </table:table-cell>
          <table:table-cell office:value-type="string">
            <text:p>Add non-normative text that documents the need for users to be aware of HTTP methods other than GET or POST.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12">JAVASERVERFACES_SPEC_PUBLIC-912</text:a> </text:p>
          </table:table-cell>
          <table:table-cell office:value-type="string">
            <text:p>FacesMessage.Severity should be Serializabl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11">JAVASERVERFACES_SPEC_PUBLIC-911</text:a> </text:p>
          </table:table-cell>
          <table:table-cell office:value-type="string">
            <text:p>Support JSR-276 metadata in standard component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10">JAVASERVERFACES_SPEC_PUBLIC-910</text:a> </text:p>
          </table:table-cell>
          <table:table-cell office:value-type="string">
            <text:p>Can't render a multiline &lt;selectone_radio/&gt; or &lt;selectmany_c.b.l/&gt;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09">JAVASERVERFACES_SPEC_PUBLIC-909</text:a> </text:p>
          </table:table-cell>
          <table:table-cell office:value-type="string">
            <text:p>I18N - improve case where locale info is dropped using redirect or GET request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03">JAVASERVERFACES_SPEC_PUBLIC-903</text:a> </text:p>
          </table:table-cell>
          <table:table-cell office:value-type="string">
            <text:p>ResponseWriter markup enhancement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02">JAVASERVERFACES_SPEC_PUBLIC-902</text:a> </text:p>
          </table:table-cell>
          <table:table-cell office:value-type="string">
            <text:p>ViewDeclarationLanguage selection enhancement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01">JAVASERVERFACES_SPEC_PUBLIC-901</text:a> </text:p>
          </table:table-cell>
          <table:table-cell office:value-type="string">
            <text:p>Deprecate "targets" concept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876">JAVASERVERFACES_SPEC_PUBLIC-876</text:a> </text:p>
          </table:table-cell>
          <table:table-cell office:value-type="string">
            <text:p>ViewChangedEvent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875">JAVASERVERFACES_SPEC_PUBLIC-875</text:a> </text:p>
          </table:table-cell>
          <table:table-cell office:value-type="string">
            <text:p>Add Facelets attribute to limit EL scope to explicitly declared parameter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73">JAVASERVERFACES_SPEC_PUBLIC-873</text:a> </text:p>
          </table:table-cell>
          <table:table-cell office:value-type="string">
            <text:p>Add pre and post ajax transaction function callback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60">JAVASERVERFACES_SPEC_PUBLIC-860</text:a> </text:p>
          </table:table-cell>
          <table:table-cell office:value-type="string">
            <text:p>com.sun.faces literal string value in public FaceletContext public API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<text:a xlink:href="http://java.net/jira/browse/JAVASERVERFACES_SPEC_PUBLIC-822">JAVASERVERFACES_SPEC_PUBLIC-822</text:a> </text:p>
          </table:table-cell>
          <table:table-cell office:value-type="string">
            <text:p>Editorial Review of Spec Correctnes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19">JAVASERVERFACES_SPEC_PUBLIC-819</text:a> </text:p>
          </table:table-cell>
          <table:table-cell office:value-type="string">
            <text:p>add "disabled" attribute for h:button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801">JAVASERVERFACES_SPEC_PUBLIC-801</text:a> </text:p>
          </table:table-cell>
          <table:table-cell office:value-type="string">
            <text:p>Use java.util.ServiceLoader for factorie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769">JAVASERVERFACES_SPEC_PUBLIC-769</text:a> </text:p>
          </table:table-cell>
          <table:table-cell office:value-type="string">
            <text:p>Add read-only "derived" property to NavigationCas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764">JAVASERVERFACES_SPEC_PUBLIC-764</text:a> </text:p>
          </table:table-cell>
          <table:table-cell office:value-type="string">
            <text:p>Layout manager component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730">JAVASERVERFACES_SPEC_PUBLIC-730</text:a> </text:p>
          </table:table-cell>
          <table:table-cell office:value-type="string">
            <text:p>Make flows reusabl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28">JAVASERVERFACES_SPEC_PUBLIC-728</text:a> </text:p>
          </table:table-cell>
          <table:table-cell office:value-type="string">
            <text:p>per-component INTERPRET_EMPTY_STRING_SUBMITTED_VALUES_AS_NULL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722">JAVASERVERFACES_SPEC_PUBLIC-722</text:a> </text:p>
          </table:table-cell>
          <table:table-cell office:value-type="string">
            <text:p>Add a selectOneComboBox component.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718">JAVASERVERFACES_SPEC_PUBLIC-718</text:a> </text:p>
          </table:table-cell>
          <table:table-cell office:value-type="string">
            <text:p>Allow PhaseListener instances to receive injection from CDI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717">JAVASERVERFACES_SPEC_PUBLIC-717</text:a> </text:p>
          </table:table-cell>
          <table:table-cell office:value-type="string">
            <text:p>General purpose component metadata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16">JAVASERVERFACES_SPEC_PUBLIC-716</text:a> </text:p>
          </table:table-cell>
          <table:table-cell office:value-type="string">
            <text:p>Coupling violation between ViewHandler and ViewDeclarationLanguage: stat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703">JAVASERVERFACES_SPEC_PUBLIC-703</text:a> </text:p>
          </table:table-cell>
          <table:table-cell office:value-type="string">
            <text:p>Make "value" attribute optional on FacesComponent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95">JAVASERVERFACES_SPEC_PUBLIC-695</text:a> </text:p>
          </table:table-cell>
          <table:table-cell office:value-type="string">
            <text:p>Provide abbreviated xmlns value for composite component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94">JAVASERVERFACES_SPEC_PUBLIC-694</text:a> </text:p>
          </table:table-cell>
          <table:table-cell office:value-type="string">
            <text:p>Current Flash specification breaks clustering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69">JAVASERVERFACES_SPEC_PUBLIC-669</text:a> </text:p>
          </table:table-cell>
          <table:table-cell office:value-type="string">
            <text:p>provide a way to query the capabilities of the impl at runtim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648">JAVASERVERFACES_SPEC_PUBLIC-648</text:a> </text:p>
          </table:table-cell>
          <table:table-cell office:value-type="string">
            <text:p>Make it possible to ask a Renderer for its family and renderer-type.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<text:a xlink:href="http://java.net/jira/browse/JAVASERVERFACES_SPEC_PUBLIC-630">JAVASERVERFACES_SPEC_PUBLIC-630</text:a> </text:p>
          </table:table-cell>
          <table:table-cell office:value-type="string">
            <text:p>remove support for versioned classpath resource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10">JAVASERVERFACES_SPEC_PUBLIC-610</text:a> </text:p>
          </table:table-cell>
          <table:table-cell office:value-type="string">
            <text:p>JSF2.0 Schema: inappropriate usage of xsd:sequenc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09">JAVASERVERFACES_SPEC_PUBLIC-609</text:a> </text:p>
          </table:table-cell>
          <table:table-cell office:value-type="string">
            <text:p>ui:repeat varStatus incompletely specified.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599">JAVASERVERFACES_SPEC_PUBLIC-599</text:a> </text:p>
          </table:table-cell>
          <table:table-cell office:value-type="string">
            <text:p>Application.createComponent(): compcomp via namespace+compnam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89">JAVASERVERFACES_SPEC_PUBLIC-589</text:a> </text:p>
          </table:table-cell>
          <table:table-cell office:value-type="string">
            <text:p>allow f:*Listener tags to point to a MethodExpression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43">JAVASERVERFACES_SPEC_PUBLIC-543</text:a> </text:p>
          </table:table-cell>
          <table:table-cell office:value-type="string">
            <text:p>@Valid and JSF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39">JAVASERVERFACES_SPEC_PUBLIC-539</text:a> </text:p>
          </table:table-cell>
          <table:table-cell office:value-type="string">
            <text:p>UIComponent.getNamingContainer() and prependId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68">JAVASERVERFACES_SPEC_PUBLIC-468</text:a> </text:p>
          </table:table-cell>
          <table:table-cell office:value-type="string">
            <text:p>create "relocationTarget" tag and renderer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62">JAVASERVERFACES_SPEC_PUBLIC-462</text:a> </text:p>
          </table:table-cell>
          <table:table-cell office:value-type="string">
            <text:p>Support for WAI ARIA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61">JAVASERVERFACES_SPEC_PUBLIC-461</text:a> </text:p>
          </table:table-cell>
          <table:table-cell office:value-type="string">
            <text:p>a11y: Validation, error messages, and the label element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60">JAVASERVERFACES_SPEC_PUBLIC-460</text:a> </text:p>
          </table:table-cell>
          <table:table-cell office:value-type="string">
            <text:p>Keyboard shortcuts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316">JAVASERVERFACES_SPEC_PUBLIC-316</text:a> </text:p>
          </table:table-cell>
          <table:table-cell office:value-type="string">
            <text:p>Skinning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205">JAVASERVERFACES_SPEC_PUBLIC-205</text:a> </text:p>
          </table:table-cell>
          <table:table-cell office:value-type="string">
            <text:p>Custom by-class converters not considered in UISelect{One,Many}.validateValue()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137">JAVASERVERFACES_SPEC_PUBLIC-137</text:a> </text:p>
          </table:table-cell>
          <table:table-cell office:value-type="string">
            <text:p>Leverage selectItem.getDescription() to generate "title" attribute</text:p>
          </table:table-cell>
          <table:table-cell office:value-type="string">
            <text:p>Ed Burn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9">JAVASERVERFACES_SPEC_PUBLIC-49</text:a> </text:p>
          </table:table-cell>
          <table:table-cell office:value-type="string">
            <text:p>JS function for "give me the clientId"</text:p>
          </table:table-cell>
          <table:table-cell office:value-type="string">
            <text:p>Ed Burns</text:p>
          </table:table-cell>
        </table:table-row>
        <table:table-row table:style-name="ro1">
          <table:table-cell table:style-name="ce7" office:value-type="string">
            <text:p>Improvement</text:p>
          </table:table-cell>
          <table:table-cell table:style-name="ce14" office:value-type="string">
            <text:p><text:a xlink:href="http://java.net/jira/browse/JAVASERVERFACES_SPEC_PUBLIC-1">JAVASERVERFACES_SPEC_PUBLIC-1</text:a> </text:p>
          </table:table-cell>
          <table:table-cell table:style-name="ce14" office:value-type="string">
            <text:p>multi-component validation</text:p>
          </table:table-cell>
          <table:table-cell table:style-name="ce21" office:value-type="string">
            <text:p>Ed Burn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27">JAVASERVERFACES_SPEC_PUBLIC-627</text:a> </text:p>
          </table:table-cell>
          <table:table-cell office:value-type="string">
            <text:p>Inconsistent column styles handling with h:dataTable</text:p>
          </table:table-cell>
          <table:table-cell office:value-type="string">
            <text:p>frankwhofman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08">JAVASERVERFACES_SPEC_PUBLIC-608</text:a> </text:p>
          </table:table-cell>
          <table:table-cell office:value-type="string">
            <text:p>dependency injection does not work on properties without a setter</text:p>
          </table:table-cell>
          <table:table-cell office:value-type="string">
            <text:p>frankwhofman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27">JAVASERVERFACES_SPEC_PUBLIC-727</text:a> </text:p>
          </table:table-cell>
          <table:table-cell office:value-type="string">
            <text:p>define ajax request delay</text:p>
          </table:table-cell>
          <table:table-cell office:value-type="string">
            <text:p>ganeshpuri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26">JAVASERVERFACES_SPEC_PUBLIC-726</text:a> </text:p>
          </table:table-cell>
          <table:table-cell office:value-type="string">
            <text:p>specifiy parameter 'queue' to define AJAX queue size</text:p>
          </table:table-cell>
          <table:table-cell office:value-type="string">
            <text:p>ganeshpuri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23">JAVASERVERFACES_SPEC_PUBLIC-723</text:a> </text:p>
          </table:table-cell>
          <table:table-cell office:value-type="string">
            <text:p>add partial parameter</text:p>
          </table:table-cell>
          <table:table-cell office:value-type="string">
            <text:p>ganeshpuri</text:p>
          </table:table-cell>
        </table:table-row>
        <table:table-row table:style-name="ro1">
          <table:table-cell office:value-type="string">
            <text:p>Sub-task</text:p>
          </table:table-cell>
          <table:table-cell office:value-type="string">
            <text:p><text:a xlink:href="http://java.net/jira/browse/JAVASERVERFACES_SPEC_PUBLIC-446">JAVASERVERFACES_SPEC_PUBLIC-446</text:a> </text:p>
          </table:table-cell>
          <table:table-cell office:value-type="string">
            <text:p>JAVASERVERFACES_SPEC_PUBLIC-948 How to Provide JAAS Authorization in JSF with Facelets</text:p>
          </table:table-cell>
          <table:table-cell office:value-type="string">
            <text:p>gbabu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90">JAVASERVERFACES_SPEC_PUBLIC-890</text:a> </text:p>
          </table:table-cell>
          <table:table-cell office:value-type="string">
            <text:p>Give the ability to change the scope of &lt;f:loadBundle&gt; to ease its use in composites.</text:p>
          </table:table-cell>
          <table:table-cell office:value-type="string">
            <text:p>grunt2000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89">JAVASERVERFACES_SPEC_PUBLIC-889</text:a> </text:p>
          </table:table-cell>
          <table:table-cell office:value-type="string">
            <text:p>&lt;ui:repeat&gt; inner variable can't be transmitted to a composite.</text:p>
          </table:table-cell>
          <table:table-cell office:value-type="string">
            <text:p>grunt2000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793">JAVASERVERFACES_SPEC_PUBLIC-793</text:a> </text:p>
          </table:table-cell>
          <table:table-cell office:value-type="string">
            <text:p>A comment different than &lt;!-- --&gt;, not sent to the HTML output, shall be allowed in JSF xhtml files.</text:p>
          </table:table-cell>
          <table:table-cell office:value-type="string">
            <text:p>grunt2000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350">JAVASERVERFACES_SPEC_PUBLIC-350</text:a> </text:p>
          </table:table-cell>
          <table:table-cell office:value-type="string">
            <text:p>Component Model For JSF Components</text:p>
          </table:table-cell>
          <table:table-cell office:value-type="string">
            <text:p>gurkanerdogdu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79">JAVASERVERFACES_SPEC_PUBLIC-579</text:a> </text:p>
          </table:table-cell>
          <table:table-cell office:value-type="string">
            <text:p>composite component VEs should be stored in the VE map</text:p>
          </table:table-cell>
          <table:table-cell office:value-type="string">
            <text:p>guyv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08">JAVASERVERFACES_SPEC_PUBLIC-508</text:a> </text:p>
          </table:table-cell>
          <table:table-cell office:value-type="string">
            <text:p>OutputLinkRenderer Encodes Javascript</text:p>
          </table:table-cell>
          <table:table-cell office:value-type="string">
            <text:p>hammoud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46">JAVASERVERFACES_SPEC_PUBLIC-546</text:a> </text:p>
          </table:table-cell>
          <table:table-cell office:value-type="string">
            <text:p>Add a way to check for the attributes set on a compositecomponent.</text:p>
          </table:table-cell>
          <table:table-cell office:value-type="string">
            <text:p>ios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05">JAVASERVERFACES_SPEC_PUBLIC-905</text:a> </text:p>
          </table:table-cell>
          <table:table-cell office:value-type="string">
            <text:p>Invoke @PreDestroy on ViewScoped ManagedBeans upon session expiration</text:p>
          </table:table-cell>
          <table:table-cell office:value-type="string">
            <text:p>jack_van_ooststroom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53">JAVASERVERFACES_SPEC_PUBLIC-953</text:a> </text:p>
          </table:table-cell>
          <table:table-cell office:value-type="string">
            <text:p>Provide a way to find out if content was defined for a &lt;ui:insert&gt;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46">JAVASERVERFACES_SPEC_PUBLIC-946</text:a> </text:p>
          </table:table-cell>
          <table:table-cell office:value-type="string">
            <text:p>Provide internal server path of resources from Resource API via EL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64">JAVASERVERFACES_SPEC_PUBLIC-864</text:a> </text:p>
          </table:table-cell>
          <table:table-cell office:value-type="string">
            <text:p>ExceptionHandler.getRootCause() should use isAssignableFrom()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21">JAVASERVERFACES_SPEC_PUBLIC-821</text:a> </text:p>
          </table:table-cell>
          <table:table-cell office:value-type="string">
            <text:p>ExternalContext.getRealPath() on startup and shutdown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<text:a xlink:href="http://java.net/jira/browse/JAVASERVERFACES_SPEC_PUBLIC-817">JAVASERVERFACES_SPEC_PUBLIC-817</text:a> </text:p>
          </table:table-cell>
          <table:table-cell office:value-type="string">
            <text:p>EnumConverter.getAsString() does not allow String values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96">JAVASERVERFACES_SPEC_PUBLIC-796</text:a> </text:p>
          </table:table-cell>
          <table:table-cell office:value-type="string">
            <text:p>Use the model value for a UIViewParameter only on a postbacks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95">JAVASERVERFACES_SPEC_PUBLIC-795</text:a> </text:p>
          </table:table-cell>
          <table:table-cell office:value-type="string">
            <text:p>UIViewParameter state saving algorithm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<text:a xlink:href="http://java.net/jira/browse/JAVASERVERFACES_SPEC_PUBLIC-778">JAVASERVERFACES_SPEC_PUBLIC-778</text:a> </text:p>
          </table:table-cell>
          <table:table-cell office:value-type="string">
            <text:p>Add documentation about the dynamically added h:messages component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55">JAVASERVERFACES_SPEC_PUBLIC-755</text:a> </text:p>
          </table:table-cell>
          <table:table-cell office:value-type="string">
            <text:p>passing through of actionListener, action,.. not possible between composite components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45">JAVASERVERFACES_SPEC_PUBLIC-745</text:a> </text:p>
          </table:table-cell>
          <table:table-cell office:value-type="string">
            <text:p>Type of #{cc.attrs.test} cannot be obtained if test resolves to null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<text:a xlink:href="http://java.net/jira/browse/JAVASERVERFACES_SPEC_PUBLIC-677">JAVASERVERFACES_SPEC_PUBLIC-677</text:a> </text:p>
          </table:table-cell>
          <table:table-cell office:value-type="string">
            <text:p>Document more clearly the automatic UIPanel behavior for f:facet (was: f:facet can have more than one child)</text:p>
          </table:table-cell>
          <table:table-cell office:value-type="string">
            <text:p>Jakob Korher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74">JAVASERVERFACES_SPEC_PUBLIC-674</text:a> </text:p>
          </table:table-cell>
          <table:table-cell office:value-type="string">
            <text:p>Allow ajax response short-circuit/override</text:p>
          </table:table-cell>
          <table:table-cell office:value-type="string">
            <text:p>Jason Le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37">JAVASERVERFACES_SPEC_PUBLIC-437</text:a> </text:p>
          </table:table-cell>
          <table:table-cell office:value-type="string">
            <text:p>Immediately process update HtmlInputHidden values during conversion/validation phase</text:p>
          </table:table-cell>
          <table:table-cell office:value-type="string">
            <text:p>Jason Le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11">JAVASERVERFACES_SPEC_PUBLIC-511</text:a> </text:p>
          </table:table-cell>
          <table:table-cell office:value-type="string">
            <text:p>Extending navigationrules to exceptions</text:p>
          </table:table-cell>
          <table:table-cell office:value-type="string">
            <text:p>kaiserinsp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260">JAVASERVERFACES_SPEC_PUBLIC-260</text:a> </text:p>
          </table:table-cell>
          <table:table-cell office:value-type="string">
            <text:p>Support multiple ViewHandlers</text:p>
          </table:table-cell>
          <table:table-cell office:value-type="string">
            <text:p>keesbroenink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23">JAVASERVERFACES_SPEC_PUBLIC-523</text:a> </text:p>
          </table:table-cell>
          <table:table-cell office:value-type="string">
            <text:p>Make the name of 'javax.faces.ViewState' configurable</text:p>
          </table:table-cell>
          <table:table-cell office:value-type="string">
            <text:p>kennardconsulting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93">JAVASERVERFACES_SPEC_PUBLIC-493</text:a> </text:p>
          </table:table-cell>
          <table:table-cell office:value-type="string">
            <text:p>Unified EL could be more unified</text:p>
          </table:table-cell>
          <table:table-cell office:value-type="string">
            <text:p>kennardconsulting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70">JAVASERVERFACES_SPEC_PUBLIC-470</text:a> </text:p>
          </table:table-cell>
          <table:table-cell office:value-type="string">
            <text:p>javax.faces.convert.EnumConverter - defective by design?</text:p>
          </table:table-cell>
          <table:table-cell office:value-type="string">
            <text:p>kennardconsulting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51">JAVASERVERFACES_SPEC_PUBLIC-951</text:a> </text:p>
          </table:table-cell>
          <table:table-cell office:value-type="string">
            <text:p>Unable to map composite component facet to new name</text:p>
          </table:table-cell>
          <table:table-cell office:value-type="string">
            <text:p>kenpaulse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50">JAVASERVERFACES_SPEC_PUBLIC-650</text:a> </text:p>
          </table:table-cell>
          <table:table-cell office:value-type="string">
            <text:p>Add an annotations for Facelet artifacts</text:p>
          </table:table-cell>
          <table:table-cell office:value-type="string">
            <text:p>kito75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49">JAVASERVERFACES_SPEC_PUBLIC-649</text:a> </text:p>
          </table:table-cell>
          <table:table-cell office:value-type="string">
            <text:p>Make com.sun.faces.facelets.tag.TagLibrary part of the public API</text:p>
          </table:table-cell>
          <table:table-cell office:value-type="string">
            <text:p>kito75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61">JAVASERVERFACES_SPEC_PUBLIC-561</text:a> </text:p>
          </table:table-cell>
          <table:table-cell office:value-type="string">
            <text:p>Add a &lt;h:outputAjaxScript&gt; component</text:p>
          </table:table-cell>
          <table:table-cell office:value-type="string">
            <text:p>kito75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60">JAVASERVERFACES_SPEC_PUBLIC-560</text:a> </text:p>
          </table:table-cell>
          <table:table-cell office:value-type="string">
            <text:p>Add @AjaxResource to simplify use of the standard Ajax resource</text:p>
          </table:table-cell>
          <table:table-cell office:value-type="string">
            <text:p>kito75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559">JAVASERVERFACES_SPEC_PUBLIC-559</text:a> </text:p>
          </table:table-cell>
          <table:table-cell office:value-type="string">
            <text:p>Support for the "Synchronizer Token" pattern (avoiding double submits)</text:p>
          </table:table-cell>
          <table:table-cell office:value-type="string">
            <text:p>kito75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73">JAVASERVERFACES_SPEC_PUBLIC-473</text:a> </text:p>
          </table:table-cell>
          <table:table-cell office:value-type="string">
            <text:p>FacesEvent should have a convenience getFacesContext() method.</text:p>
          </table:table-cell>
          <table:table-cell office:value-type="string">
            <text:p>kito75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127">JAVASERVERFACES_SPEC_PUBLIC-127</text:a> </text:p>
          </table:table-cell>
          <table:table-cell office:value-type="string">
            <text:p>&lt;h:form&gt; cannot post to another URL</text:p>
          </table:table-cell>
          <table:table-cell office:value-type="string">
            <text:p>kito75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16">JAVASERVERFACES_SPEC_PUBLIC-916</text:a> </text:p>
          </table:table-cell>
          <table:table-cell office:value-type="string">
            <text:p>Support for generic types in Composite Component's attribute @type and @method-signature</text:p>
          </table:table-cell>
          <table:table-cell office:value-type="string">
            <text:p>lfryc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72">JAVASERVERFACES_SPEC_PUBLIC-872</text:a> </text:p>
          </table:table-cell>
          <table:table-cell office:value-type="string">
            <text:p>The View Metadata tag is not processed unless at least one &lt;f:viewParam&gt; is defined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71">JAVASERVERFACES_SPEC_PUBLIC-871</text:a> </text:p>
          </table:table-cell>
          <table:table-cell office:value-type="string">
            <text:p>Need events before and after the entire JSF lifecycle processing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70">JAVASERVERFACES_SPEC_PUBLIC-870</text:a> </text:p>
          </table:table-cell>
          <table:table-cell office:value-type="string">
            <text:p>Need a PreNavigate system event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76">JAVASERVERFACES_SPEC_PUBLIC-776</text:a> </text:p>
          </table:table-cell>
          <table:table-cell office:value-type="string">
            <text:p>&lt;h:form&gt; should support method=GET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66">JAVASERVERFACES_SPEC_PUBLIC-766</text:a> </text:p>
          </table:table-cell>
          <table:table-cell office:value-type="string">
            <text:p>@FlashScoped Flash events required in order to appropriately handle object lifecycle and destruction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63">JAVASERVERFACES_SPEC_PUBLIC-763</text:a> </text:p>
          </table:table-cell>
          <table:table-cell office:value-type="string">
            <text:p>Web Container injection support should be provided for additional lifecycle artifacts (not just managed beans)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61">JAVASERVERFACES_SPEC_PUBLIC-761</text:a> </text:p>
          </table:table-cell>
          <table:table-cell office:value-type="string">
            <text:p>Submitting forms destroys bookmarkable URLs on re-render or validation failure.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56">JAVASERVERFACES_SPEC_PUBLIC-756</text:a> </text:p>
          </table:table-cell>
          <table:table-cell office:value-type="string">
            <text:p>&lt;h:column&gt; hides native HTML &lt;td&gt; tag attributes.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53">JAVASERVERFACES_SPEC_PUBLIC-753</text:a> </text:p>
          </table:table-cell>
          <table:table-cell office:value-type="string">
            <text:p>javax.faces.convert.Converter should be Genericized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52">JAVASERVERFACES_SPEC_PUBLIC-752</text:a> </text:p>
          </table:table-cell>
          <table:table-cell office:value-type="string">
            <text:p>javax.faces.Validator is inconvenient (should use generics)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13">JAVASERVERFACES_SPEC_PUBLIC-613</text:a> </text:p>
          </table:table-cell>
          <table:table-cell office:value-type="string">
            <text:p>Support standard AJAX server-side method invocation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12">JAVASERVERFACES_SPEC_PUBLIC-612</text:a> </text:p>
          </table:table-cell>
          <table:table-cell office:value-type="string">
            <text:p>Add method attribute to the f:valueChangeListener and f:actionListener tags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42">JAVASERVERFACES_SPEC_PUBLIC-542</text:a> </text:p>
          </table:table-cell>
          <table:table-cell office:value-type="string">
            <text:p>autocomplete attribute missing on input and select* components</text:p>
          </table:table-cell>
          <table:table-cell office:value-type="string">
            <text:p>lincolnbaxte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13">JAVASERVERFACES_SPEC_PUBLIC-713</text:a> </text:p>
          </table:table-cell>
          <table:table-cell office:value-type="string">
            <text:p>h:datatable component to handle multiple entities lists</text:p>
          </table:table-cell>
          <table:table-cell office:value-type="string">
            <text:p>longbeach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64">JAVASERVERFACES_SPEC_PUBLIC-964</text:a> </text:p>
          </table:table-cell>
          <table:table-cell office:value-type="string">
            <text:p>ExternalContext.get/setSessionMaxInactiveInterval documentation mention HttpServletRequest, but it should be HttpSession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52">JAVASERVERFACES_SPEC_PUBLIC-952</text:a> </text:p>
          </table:table-cell>
          <table:table-cell office:value-type="string">
            <text:p>faces-config.xml metadata-complete="true" on jar files under META-INF are recognized, but not documented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06">JAVASERVERFACES_SPEC_PUBLIC-906</text:a> </text:p>
          </table:table-cell>
          <table:table-cell office:value-type="string">
            <text:p>cc:attribute method-signature should allow multiple definitions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92">JAVASERVERFACES_SPEC_PUBLIC-892</text:a> </text:p>
          </table:table-cell>
          <table:table-cell office:value-type="string">
            <text:p>ui:repeat requires document "begin" and "end" properties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88">JAVASERVERFACES_SPEC_PUBLIC-888</text:a> </text:p>
          </table:table-cell>
          <table:table-cell office:value-type="string">
            <text:p>UIInput.submittedValue returns Object, but Converter suggest only String is allowed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65">JAVASERVERFACES_SPEC_PUBLIC-865</text:a> </text:p>
          </table:table-cell>
          <table:table-cell office:value-type="string">
            <text:p>Ajax inside a DataTable (getClientId append rowIndex)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07">JAVASERVERFACES_SPEC_PUBLIC-807</text:a> </text:p>
          </table:table-cell>
          <table:table-cell office:value-type="string">
            <text:p>Need to pass FacesContext instance to system event listeners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03">JAVASERVERFACES_SPEC_PUBLIC-803</text:a> </text:p>
          </table:table-cell>
          <table:table-cell office:value-type="string">
            <text:p>Documentation of VisitHint.EXECUTE_LIFECYCLE is not clear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97">JAVASERVERFACES_SPEC_PUBLIC-797</text:a> </text:p>
          </table:table-cell>
          <table:table-cell office:value-type="string">
            <text:p>Use a custom renderer on a composite component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92">JAVASERVERFACES_SPEC_PUBLIC-792</text:a> </text:p>
          </table:table-cell>
          <table:table-cell office:value-type="string">
            <text:p>Cannot call UIComponent.getCurrentComponent() from UIComponent.restoreState() or UIComponent.saveState()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81">JAVASERVERFACES_SPEC_PUBLIC-781</text:a> </text:p>
          </table:table-cell>
          <table:table-cell office:value-type="string">
            <text:p>Expose TemplateClient api to make gracelets work with jsf 2.0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72">JAVASERVERFACES_SPEC_PUBLIC-772</text:a> </text:p>
          </table:table-cell>
          <table:table-cell office:value-type="string">
            <text:p>f:selectItems value="#{myMap}" underspecified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70">JAVASERVERFACES_SPEC_PUBLIC-770</text:a> </text:p>
          </table:table-cell>
          <table:table-cell office:value-type="string">
            <text:p>add component resources depending on the owner component state</text:p>
          </table:table-cell>
          <table:table-cell office:value-type="string">
            <text:p>lu4242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48">JAVASERVERFACES_SPEC_PUBLIC-948</text:a> </text:p>
          </table:table-cell>
          <table:table-cell office:value-type="string">
            <text:p>JSF Security</text:p>
          </table:table-cell>
          <table:table-cell office:value-type="string">
            <text:p>luisalves00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94">JAVASERVERFACES_SPEC_PUBLIC-494</text:a> </text:p>
          </table:table-cell>
          <table:table-cell office:value-type="string">
            <text:p>javax.faces.convert.DateTimeConverter should be registered to registered for java.util.Date</text:p>
          </table:table-cell>
          <table:table-cell office:value-type="string">
            <text:p>luxspes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21">JAVASERVERFACES_SPEC_PUBLIC-421</text:a> </text:p>
          </table:table-cell>
          <table:table-cell office:value-type="string">
            <text:p>Configuration at runtime needed</text:p>
          </table:table-cell>
          <table:table-cell office:value-type="string">
            <text:p>maestrobirero2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77">JAVASERVERFACES_SPEC_PUBLIC-877</text:a> </text:p>
          </table:table-cell>
          <table:table-cell office:value-type="string">
            <text:p>allow declarative configuration of ELContextListener in faces-config</text:p>
          </table:table-cell>
          <table:table-cell office:value-type="string">
            <text:p>manuelbernhardt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96">JAVASERVERFACES_SPEC_PUBLIC-896</text:a> </text:p>
          </table:table-cell>
          <table:table-cell office:value-type="string">
            <text:p>Postback of form data broken</text:p>
          </table:table-cell>
          <table:table-cell office:value-type="string">
            <text:p>marksm1977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130">JAVASERVERFACES_SPEC_PUBLIC-130</text:a> </text:p>
          </table:table-cell>
          <table:table-cell office:value-type="string">
            <text:p>new approach for &lt;h:messages&gt; and to access validation-errors</text:p>
          </table:table-cell>
          <table:table-cell office:value-type="string">
            <text:p>martenlehman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106">JAVASERVERFACES_SPEC_PUBLIC-106</text:a> </text:p>
          </table:table-cell>
          <table:table-cell office:value-type="string">
            <text:p>add an external-attribut to url-rendering components</text:p>
          </table:table-cell>
          <table:table-cell office:value-type="string">
            <text:p>martenlehman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19">JAVASERVERFACES_SPEC_PUBLIC-919</text:a> </text:p>
          </table:table-cell>
          <table:table-cell office:value-type="string">
            <text:p>Allow inheritance for TagException and TagAttributeException</text:p>
          </table:table-cell>
          <table:table-cell office:value-type="string">
            <text:p>Martin Kočí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48">JAVASERVERFACES_SPEC_PUBLIC-748</text:a> </text:p>
          </table:table-cell>
          <table:table-cell office:value-type="string">
            <text:p>Minor error in PDL Docs for h:outputText</text:p>
          </table:table-cell>
          <table:table-cell office:value-type="string">
            <text:p>martyhall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66">JAVASERVERFACES_SPEC_PUBLIC-966</text:a> </text:p>
          </table:table-cell>
          <table:table-cell office:value-type="string">
            <text:p>Make finding components involved by &lt;f:ajax&gt; more flexible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65">JAVASERVERFACES_SPEC_PUBLIC-965</text:a> </text:p>
          </table:table-cell>
          <table:table-cell office:value-type="string">
            <text:p>Provide a component for iterating over hierarchical data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63">JAVASERVERFACES_SPEC_PUBLIC-963</text:a> </text:p>
          </table:table-cell>
          <table:table-cell office:value-type="string">
            <text:p>Alignment/extending of iterating ui components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62">JAVASERVERFACES_SPEC_PUBLIC-962</text:a> </text:p>
          </table:table-cell>
          <table:table-cell office:value-type="string">
            <text:p>Configurable resource file extensions eligible for EL evaluation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61">JAVASERVERFACES_SPEC_PUBLIC-961</text:a> </text:p>
          </table:table-cell>
          <table:table-cell office:value-type="string">
            <text:p>Limited layout of SelectManyCheckbox and SelectOneRadio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60">JAVASERVERFACES_SPEC_PUBLIC-960</text:a> </text:p>
          </table:table-cell>
          <table:table-cell office:value-type="string">
            <text:p>View params do not support multiple values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59">JAVASERVERFACES_SPEC_PUBLIC-959</text:a> </text:p>
          </table:table-cell>
          <table:table-cell office:value-type="string">
            <text:p>Common StateHelper for all JSF StateHolder/PartialStateHolder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58">JAVASERVERFACES_SPEC_PUBLIC-958</text:a> </text:p>
          </table:table-cell>
          <table:table-cell office:value-type="string">
            <text:p>Support explicitly defining the resource bundle for a composite component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57">JAVASERVERFACES_SPEC_PUBLIC-957</text:a> </text:p>
          </table:table-cell>
          <table:table-cell office:value-type="string">
            <text:p>ClientBehaviors are limited to render script for component events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56">JAVASERVERFACES_SPEC_PUBLIC-956</text:a> </text:p>
          </table:table-cell>
          <table:table-cell office:value-type="string">
            <text:p>Support rendering of client behaviors inside simple composite components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54">JAVASERVERFACES_SPEC_PUBLIC-954</text:a> </text:p>
          </table:table-cell>
          <table:table-cell office:value-type="string">
            <text:p>Standard validators should support a custom validation error messages</text:p>
          </table:table-cell>
          <table:table-cell office:value-type="string">
            <text:p>Mathias Werlitz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945">JAVASERVERFACES_SPEC_PUBLIC-945</text:a> </text:p>
          </table:table-cell>
          <table:table-cell office:value-type="string">
            <text:p>Add PostConstruct and PreDestroy event support for the flash scope</text:p>
          </table:table-cell>
          <table:table-cell office:value-type="string">
            <text:p>mdirks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71">JAVASERVERFACES_SPEC_PUBLIC-471</text:a> </text:p>
          </table:table-cell>
          <table:table-cell office:value-type="string">
            <text:p>Enhance SelectItem to include itemTitle property and HTML label</text:p>
          </table:table-cell>
          <table:table-cell office:value-type="string">
            <text:p>mdirks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333">JAVASERVERFACES_SPEC_PUBLIC-333</text:a> </text:p>
          </table:table-cell>
          <table:table-cell office:value-type="string">
            <text:p>Portlet Bridge issue: Namespace using Consumer Id when portlet response</text:p>
          </table:table-cell>
          <table:table-cell office:value-type="string">
            <text:p>mfreedma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00">JAVASERVERFACES_SPEC_PUBLIC-900</text:a> </text:p>
          </table:table-cell>
          <table:table-cell office:value-type="string">
            <text:p>Images resources in css with relative path</text:p>
          </table:table-cell>
          <table:table-cell office:value-type="string">
            <text:p>michael_kurz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16">JAVASERVERFACES_SPEC_PUBLIC-816</text:a> </text:p>
          </table:table-cell>
          <table:table-cell office:value-type="string">
            <text:p>ViewHandler.initView() called too late</text:p>
          </table:table-cell>
          <table:table-cell office:value-type="string">
            <text:p>michael_kurz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59">JAVASERVERFACES_SPEC_PUBLIC-659</text:a> </text:p>
          </table:table-cell>
          <table:table-cell office:value-type="string">
            <text:p>Exception-Handling flaw in MethodExpressionActionListener.processAction()</text:p>
          </table:table-cell>
          <table:table-cell office:value-type="string">
            <text:p>mmarinsche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62">JAVASERVERFACES_SPEC_PUBLIC-762</text:a> </text:p>
          </table:table-cell>
          <table:table-cell office:value-type="string">
            <text:p>Only short-circuit a non-faces request to render response if view metadata has no children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58">JAVASERVERFACES_SPEC_PUBLIC-758</text:a> </text:p>
          </table:table-cell>
          <table:table-cell office:value-type="string">
            <text:p>Support view actions that execute before tree is built w/ navigation support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21">JAVASERVERFACES_SPEC_PUBLIC-721</text:a> </text:p>
          </table:table-cell>
          <table:table-cell office:value-type="string">
            <text:p>Define SPI to support instantiation/lifecycle management of JSF handler classes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01">JAVASERVERFACES_SPEC_PUBLIC-701</text:a> </text:p>
          </table:table-cell>
          <table:table-cell office:value-type="string">
            <text:p>behavior simplification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00">JAVASERVERFACES_SPEC_PUBLIC-700</text:a> </text:p>
          </table:table-cell>
          <table:table-cell office:value-type="string">
            <text:p>create javax.faces.Head and javax.faces.Body implicitly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91">JAVASERVERFACES_SPEC_PUBLIC-691</text:a> </text:p>
          </table:table-cell>
          <table:table-cell office:value-type="string">
            <text:p>add converter chaining to UIComponent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<text:a xlink:href="http://java.net/jira/browse/JAVASERVERFACES_SPEC_PUBLIC-653">JAVASERVERFACES_SPEC_PUBLIC-653</text:a> </text:p>
          </table:table-cell>
          <table:table-cell office:value-type="string">
            <text:p>Use &lt;faces-config&gt; id attribute as alternative for faces-config.xml naming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80">JAVASERVERFACES_SPEC_PUBLIC-580</text:a> </text:p>
          </table:table-cell>
          <table:table-cell office:value-type="string">
            <text:p>remove method for UI component tree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89">JAVASERVERFACES_SPEC_PUBLIC-489</text:a> </text:p>
          </table:table-cell>
          <table:table-cell office:value-type="string">
            <text:p>Use XML Schema as the TLD language</text:p>
          </table:table-cell>
          <table:table-cell office:value-type="string">
            <text:p>mojavelinux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07">JAVASERVERFACES_SPEC_PUBLIC-907</text:a> </text:p>
          </table:table-cell>
          <table:table-cell office:value-type="string">
            <text:p>Improve Ajax Http.Get support to (re)render parts of the page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82">JAVASERVERFACES_SPEC_PUBLIC-882</text:a> </text:p>
          </table:table-cell>
          <table:table-cell office:value-type="string">
            <text:p>Specification talks about non existing APIs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39">JAVASERVERFACES_SPEC_PUBLIC-739</text:a> </text:p>
          </table:table-cell>
          <table:table-cell office:value-type="string">
            <text:p>ExternalContext =&gt; getServerInfo() is missing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15">JAVASERVERFACES_SPEC_PUBLIC-715</text:a> </text:p>
          </table:table-cell>
          <table:table-cell office:value-type="string">
            <text:p>missing &lt;f:behavior&gt; (convenience) tag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04">JAVASERVERFACES_SPEC_PUBLIC-704</text:a> </text:p>
          </table:table-cell>
          <table:table-cell office:value-type="string">
            <text:p>UIRepeat et al are not specified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92">JAVASERVERFACES_SPEC_PUBLIC-692</text:a> </text:p>
          </table:table-cell>
          <table:table-cell office:value-type="string">
            <text:p>JSF-2 AJAX response needs default namespace declaration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71">JAVASERVERFACES_SPEC_PUBLIC-671</text:a> </text:p>
          </table:table-cell>
          <table:table-cell office:value-type="string">
            <text:p>behavior issues with "INTERPRET_EMPTY_STRING_SUBMITTED_VALUES_AS_NULL" setting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49">JAVASERVERFACES_SPEC_PUBLIC-449</text:a> </text:p>
          </table:table-cell>
          <table:table-cell office:value-type="string">
            <text:p>provide more converters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48">JAVASERVERFACES_SPEC_PUBLIC-448</text:a> </text:p>
          </table:table-cell>
          <table:table-cell office:value-type="string">
            <text:p>NUMBERCONVERTER HAS ISSUE WITH BIGDECIMAL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43">JAVASERVERFACES_SPEC_PUBLIC-443</text:a> </text:p>
          </table:table-cell>
          <table:table-cell office:value-type="string">
            <text:p>better chaning / sequenz for handlers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41">JAVASERVERFACES_SPEC_PUBLIC-441</text:a> </text:p>
          </table:table-cell>
          <table:table-cell office:value-type="string">
            <text:p>Subforms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18">JAVASERVERFACES_SPEC_PUBLIC-418</text:a> </text:p>
          </table:table-cell>
          <table:table-cell office:value-type="string">
            <text:p>autocomplete is missing on form component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322">JAVASERVERFACES_SPEC_PUBLIC-322</text:a> </text:p>
          </table:table-cell>
          <table:table-cell office:value-type="string">
            <text:p>Add interfaces to javax.faces.component package</text:p>
          </table:table-cell>
          <table:table-cell office:value-type="string">
            <text:p>mwessendorf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22">JAVASERVERFACES_SPEC_PUBLIC-922</text:a> </text:p>
          </table:table-cell>
          <table:table-cell office:value-type="string">
            <text:p>Specification missing list of retargetable handlers</text:p>
          </table:table-cell>
          <table:table-cell office:value-type="string">
            <text:p>nick_belaevski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97">JAVASERVERFACES_SPEC_PUBLIC-897</text:a> </text:p>
          </table:table-cell>
          <table:table-cell office:value-type="string">
            <text:p>New getSessionId() for ExternalContext</text:p>
          </table:table-cell>
          <table:table-cell office:value-type="string">
            <text:p>nick_belaevski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58">JAVASERVERFACES_SPEC_PUBLIC-658</text:a> </text:p>
          </table:table-cell>
          <table:table-cell office:value-type="string">
            <text:p>PartialViewContext interoperability</text:p>
          </table:table-cell>
          <table:table-cell office:value-type="string">
            <text:p>nick_belaevski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55">JAVASERVERFACES_SPEC_PUBLIC-655</text:a> </text:p>
          </table:table-cell>
          <table:table-cell office:value-type="string">
            <text:p>Shared stack API for nested wrapping Behaviors</text:p>
          </table:table-cell>
          <table:table-cell office:value-type="string">
            <text:p>nick_belaevski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75">JAVASERVERFACES_SPEC_PUBLIC-675</text:a> </text:p>
          </table:table-cell>
          <table:table-cell office:value-type="string">
            <text:p>Allow for multiple system-event-class elements in an listener</text:p>
          </table:table-cell>
          <table:table-cell office:value-type="string">
            <text:p>nickarls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00">JAVASERVERFACES_SPEC_PUBLIC-600</text:a> </text:p>
          </table:table-cell>
          <table:table-cell office:value-type="string">
            <text:p>support binding-attribute for composite-component</text:p>
          </table:table-cell>
          <table:table-cell office:value-type="string">
            <text:p>ntruchses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17">JAVASERVERFACES_SPEC_PUBLIC-517</text:a> </text:p>
          </table:table-cell>
          <table:table-cell office:value-type="string">
            <text:p>Localized message output improvements</text:p>
          </table:table-cell>
          <table:table-cell office:value-type="string">
            <text:p>peter_hilton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83">JAVASERVERFACES_SPEC_PUBLIC-483</text:a> </text:p>
          </table:table-cell>
          <table:table-cell office:value-type="string">
            <text:p>Create a decoration component based on ui:decorate that can be used for creating templated forms</text:p>
          </table:table-cell>
          <table:table-cell office:value-type="string">
            <text:p>pmui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79">JAVASERVERFACES_SPEC_PUBLIC-479</text:a> </text:p>
          </table:table-cell>
          <table:table-cell office:value-type="string">
            <text:p>UIData should support the collection interface rather than the List interface</text:p>
          </table:table-cell>
          <table:table-cell office:value-type="string">
            <text:p>pmuir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78">JAVASERVERFACES_SPEC_PUBLIC-478</text:a> </text:p>
          </table:table-cell>
          <table:table-cell office:value-type="string">
            <text:p>rendered attribute is overloaded</text:p>
          </table:table-cell>
          <table:table-cell office:value-type="string">
            <text:p>pmuir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477">JAVASERVERFACES_SPEC_PUBLIC-477</text:a> </text:p>
          </table:table-cell>
          <table:table-cell office:value-type="string">
            <text:p>Render a view programatically</text:p>
          </table:table-cell>
          <table:table-cell office:value-type="string">
            <text:p>pmui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75">JAVASERVERFACES_SPEC_PUBLIC-475</text:a> </text:p>
          </table:table-cell>
          <table:table-cell office:value-type="string">
            <text:p>Run converters even if value to convert is null</text:p>
          </table:table-cell>
          <table:table-cell office:value-type="string">
            <text:p>pmui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457">JAVASERVERFACES_SPEC_PUBLIC-457</text:a> </text:p>
          </table:table-cell>
          <table:table-cell office:value-type="string">
            <text:p>Use EL in message bundles</text:p>
          </table:table-cell>
          <table:table-cell office:value-type="string">
            <text:p>pmuir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51">JAVASERVERFACES_SPEC_PUBLIC-751</text:a> </text:p>
          </table:table-cell>
          <table:table-cell office:value-type="string">
            <text:p>Implement Serializable on DataModel</text:p>
          </table:table-cell>
          <table:table-cell office:value-type="string">
            <text:p>ramiromagalhaes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20">JAVASERVERFACES_SPEC_PUBLIC-820</text:a> </text:p>
          </table:table-cell>
          <table:table-cell office:value-type="string">
            <text:p>Resolve Resource URLs in UIComponents</text:p>
          </table:table-cell>
          <table:table-cell office:value-type="string">
            <text:p>razib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34">JAVASERVERFACES_SPEC_PUBLIC-634</text:a> </text:p>
          </table:table-cell>
          <table:table-cell office:value-type="string">
            <text:p>Add an escape attribute to h:messages and h:message like in h:outputText</text:p>
          </table:table-cell>
          <table:table-cell office:value-type="string">
            <text:p>rdelaplant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329">JAVASERVERFACES_SPEC_PUBLIC-329</text:a> </text:p>
          </table:table-cell>
          <table:table-cell office:value-type="string">
            <text:p>Add new single HTML radio button component that isn't bound to a list</text:p>
          </table:table-cell>
          <table:table-cell office:value-type="string">
            <text:p>rdelaplante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328">JAVASERVERFACES_SPEC_PUBLIC-328</text:a> </text:p>
          </table:table-cell>
          <table:table-cell office:value-type="string">
            <text:p>Standardize virtual forms</text:p>
          </table:table-cell>
          <table:table-cell office:value-type="string">
            <text:p>rdelaplant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220">JAVASERVERFACES_SPEC_PUBLIC-220</text:a> </text:p>
          </table:table-cell>
          <table:table-cell office:value-type="string">
            <text:p>Prevent "id" attribute name-collision on ViewState saving hidden inputs.</text:p>
          </table:table-cell>
          <table:table-cell office:value-type="string">
            <text:p>reind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42">JAVASERVERFACES_SPEC_PUBLIC-942</text:a> </text:p>
          </table:table-cell>
          <table:table-cell office:value-type="string">
            <text:p>Allow JSF application artifacts to be delivered as OSGi bundles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41">JAVASERVERFACES_SPEC_PUBLIC-941</text:a> </text:p>
          </table:table-cell>
          <table:table-cell office:value-type="string">
            <text:p>reduce number of times rendered attribute value expression is evaluated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40">JAVASERVERFACES_SPEC_PUBLIC-940</text:a> </text:p>
          </table:table-cell>
          <table:table-cell office:value-type="string">
            <text:p>Custom scope cyclic detection needs to be added.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9">JAVASERVERFACES_SPEC_PUBLIC-939</text:a> </text:p>
          </table:table-cell>
          <table:table-cell office:value-type="string">
            <text:p>behavior issues with "INTERPRET_EMPTY_STRING_SUBMITTED_VALUES_AS_NULL" setting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8">JAVASERVERFACES_SPEC_PUBLIC-938</text:a> </text:p>
          </table:table-cell>
          <table:table-cell office:value-type="string">
            <text:p>PartialViewContextWrapper is missing setPartialRequest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7">JAVASERVERFACES_SPEC_PUBLIC-937</text:a> </text:p>
          </table:table-cell>
          <table:table-cell office:value-type="string">
            <text:p>Disable implicit navigation for JSF 1.x applications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6">JAVASERVERFACES_SPEC_PUBLIC-936</text:a> </text:p>
          </table:table-cell>
          <table:table-cell office:value-type="string">
            <text:p>Set FACELETS_REFRESH_PERIOD to -1 if project stage is Production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5">JAVASERVERFACES_SPEC_PUBLIC-935</text:a> </text:p>
          </table:table-cell>
          <table:table-cell office:value-type="string">
            <text:p>UIData needs review on a couple of fronts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4">JAVASERVERFACES_SPEC_PUBLIC-934</text:a> </text:p>
          </table:table-cell>
          <table:table-cell office:value-type="string">
            <text:p>JSF 2 Compatibility and JSR-303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3">JAVASERVERFACES_SPEC_PUBLIC-933</text:a> </text:p>
          </table:table-cell>
          <table:table-cell office:value-type="string">
            <text:p>Support for zero-arg action/valueChangeListener does not work with EL VariableMapper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2">JAVASERVERFACES_SPEC_PUBLIC-932</text:a> </text:p>
          </table:table-cell>
          <table:table-cell office:value-type="string">
            <text:p>PreValidate/PostValidate events are not published properly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1">JAVASERVERFACES_SPEC_PUBLIC-931</text:a> </text:p>
          </table:table-cell>
          <table:table-cell office:value-type="string">
            <text:p>Messages component has inconsistent root tag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30">JAVASERVERFACES_SPEC_PUBLIC-930</text:a> </text:p>
          </table:table-cell>
          <table:table-cell office:value-type="string">
            <text:p>f:ajax not working when response contains CDATA / ui:debug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29">JAVASERVERFACES_SPEC_PUBLIC-929</text:a> </text:p>
          </table:table-cell>
          <table:table-cell office:value-type="string">
            <text:p>@ViewScoped fails when an UIComponent is bound to bean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28">JAVASERVERFACES_SPEC_PUBLIC-928</text:a> </text:p>
          </table:table-cell>
          <table:table-cell office:value-type="string">
            <text:p>@ViewScoped fails when JSTL c:forEach or c:if is used in view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27">JAVASERVERFACES_SPEC_PUBLIC-927</text:a> </text:p>
          </table:table-cell>
          <table:table-cell office:value-type="string">
            <text:p>ELContextListeners are not called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26">JAVASERVERFACES_SPEC_PUBLIC-926</text:a> </text:p>
          </table:table-cell>
          <table:table-cell office:value-type="string">
            <text:p>UIInput change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13">JAVASERVERFACES_SPEC_PUBLIC-913</text:a> </text:p>
          </table:table-cell>
          <table:table-cell office:value-type="string">
            <text:p>Unlabeled Navigation in HTML_BASIC RenderKit Docs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08">JAVASERVERFACES_SPEC_PUBLIC-908</text:a> </text:p>
          </table:table-cell>
          <table:table-cell office:value-type="string">
            <text:p>StylesheetRenderer RenderKit Docs Request Path Rendering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74">JAVASERVERFACES_SPEC_PUBLIC-874</text:a> </text:p>
          </table:table-cell>
          <table:table-cell office:value-type="string">
            <text:p>Clarify Executing Element Id In Ajax Request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69">JAVASERVERFACES_SPEC_PUBLIC-869</text:a> </text:p>
          </table:table-cell>
          <table:table-cell office:value-type="string">
            <text:p>Specify CSRF Solution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50">JAVASERVERFACES_SPEC_PUBLIC-850</text:a> </text:p>
          </table:table-cell>
          <table:table-cell office:value-type="string">
            <text:p>spec modifications to composite VDL docs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22">JAVASERVERFACES_SPEC_PUBLIC-622</text:a> </text:p>
          </table:table-cell>
          <table:table-cell office:value-type="string">
            <text:p>Specify f:ajax event attribute EL evaluation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83">JAVASERVERFACES_SPEC_PUBLIC-583</text:a> </text:p>
          </table:table-cell>
          <table:table-cell office:value-type="string">
            <text:p>Message/Messages Rendering When No Messages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56">JAVASERVERFACES_SPEC_PUBLIC-556</text:a> </text:p>
          </table:table-cell>
          <table:table-cell office:value-type="string">
            <text:p>Ajax Head Body Replacement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52">JAVASERVERFACES_SPEC_PUBLIC-552</text:a> </text:p>
          </table:table-cell>
          <table:table-cell office:value-type="string">
            <text:p>Ajax Response Handling - View State / Body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35">JAVASERVERFACES_SPEC_PUBLIC-535</text:a> </text:p>
          </table:table-cell>
          <table:table-cell office:value-type="string">
            <text:p>f:ajax binding attribute support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307">JAVASERVERFACES_SPEC_PUBLIC-307</text:a> </text:p>
          </table:table-cell>
          <table:table-cell office:value-type="string">
            <text:p>Ajax Push (Reverse/Comet)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237">JAVASERVERFACES_SPEC_PUBLIC-237</text:a> </text:p>
          </table:table-cell>
          <table:table-cell office:value-type="string">
            <text:p>ResponseWriter write escape arg</text:p>
          </table:table-cell>
          <table:table-cell office:value-type="string">
            <text:p>rogerk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01">JAVASERVERFACES_SPEC_PUBLIC-601</text:a> </text:p>
          </table:table-cell>
          <table:table-cell office:value-type="string">
            <text:p>Support for "class" attribute in composite components</text:p>
          </table:table-cell>
          <table:table-cell office:value-type="string">
            <text:p>rostislav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42">JAVASERVERFACES_SPEC_PUBLIC-742</text:a> </text:p>
          </table:table-cell>
          <table:table-cell office:value-type="string">
            <text:p>f:param support for f:ajax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38">JAVASERVERFACES_SPEC_PUBLIC-738</text:a> </text:p>
          </table:table-cell>
          <table:table-cell office:value-type="string">
            <text:p>No way to properly reference the ID of h:dataTable as an f:ajax render or execute target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37">JAVASERVERFACES_SPEC_PUBLIC-737</text:a> </text:p>
          </table:table-cell>
          <table:table-cell office:value-type="string">
            <text:p>Please define an expected behavior for an error in the AJAX callback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86">JAVASERVERFACES_SPEC_PUBLIC-686</text:a> </text:p>
          </table:table-cell>
          <table:table-cell office:value-type="string">
            <text:p>Missing public constant for INTERPRET_EMPTY_STRING_SUBMITTED_VALUES_AS_NULL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62">JAVASERVERFACES_SPEC_PUBLIC-662</text:a> </text:p>
          </table:table-cell>
          <table:table-cell office:value-type="string">
            <text:p>faces-config name element does not allow a dot-based syntax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41">JAVASERVERFACES_SPEC_PUBLIC-641</text:a> </text:p>
          </table:table-cell>
          <table:table-cell office:value-type="string">
            <text:p>Consider disallowing composite component recursion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33">JAVASERVERFACES_SPEC_PUBLIC-633</text:a> </text:p>
          </table:table-cell>
          <table:table-cell office:value-type="string">
            <text:p>hidden' attribute from composite:attribute missing from VDL docs.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625">JAVASERVERFACES_SPEC_PUBLIC-625</text:a> </text:p>
          </table:table-cell>
          <table:table-cell office:value-type="string">
            <text:p>Unable to reset client ID when a component is re-parented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611">JAVASERVERFACES_SPEC_PUBLIC-611</text:a> </text:p>
          </table:table-cell>
          <table:table-cell office:value-type="string">
            <text:p>Export FaceletFactory as a standard artifact vended from FactoryFinder.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95">JAVASERVERFACES_SPEC_PUBLIC-595</text:a> </text:p>
          </table:table-cell>
          <table:table-cell office:value-type="string">
            <text:p>Expose the class com.sun.faces.facelets.tag.MethodRule as a standard class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New Feature</text:p>
          </table:table-cell>
          <table:table-cell office:value-type="string">
            <text:p><text:a xlink:href="http://java.net/jira/browse/JAVASERVERFACES_SPEC_PUBLIC-581">JAVASERVERFACES_SPEC_PUBLIC-581</text:a> </text:p>
          </table:table-cell>
          <table:table-cell office:value-type="string">
            <text:p>New getRequestMethod() for ExternalContext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75">JAVASERVERFACES_SPEC_PUBLIC-575</text:a> </text:p>
          </table:table-cell>
          <table:table-cell office:value-type="string">
            <text:p>f:ajax Skip update model option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566">JAVASERVERFACES_SPEC_PUBLIC-566</text:a> </text:p>
          </table:table-cell>
          <table:table-cell office:value-type="string">
            <text:p>UIOutput.getValue() should return the local value of the component if it has been set, even if null.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563">JAVASERVERFACES_SPEC_PUBLIC-563</text:a> </text:p>
          </table:table-cell>
          <table:table-cell office:value-type="string">
            <text:p>Make h:outputScript work with composite components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424">JAVASERVERFACES_SPEC_PUBLIC-424</text:a> </text:p>
          </table:table-cell>
          <table:table-cell office:value-type="string">
            <text:p>SelectItemGroup: escape and disabled properties are ignored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212">JAVASERVERFACES_SPEC_PUBLIC-212</text:a> </text:p>
          </table:table-cell>
          <table:table-cell office:value-type="string">
            <text:p>Input Controls, rendering the Id</text:p>
          </table:table-cell>
          <table:table-cell office:value-type="string">
            <text:p>Ryan Lubke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914">JAVASERVERFACES_SPEC_PUBLIC-914</text:a> </text:p>
          </table:table-cell>
          <table:table-cell office:value-type="string">
            <text:p>add ResourceWrapper#getContentType() or define resource behaviour for null values</text:p>
          </table:table-cell>
          <table:table-cell office:value-type="string">
            <text:p>struberg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345">JAVASERVERFACES_SPEC_PUBLIC-345</text:a> </text:p>
          </table:table-cell>
          <table:table-cell office:value-type="string">
            <text:p>Support for custom resource bundle loading implementation</text:p>
          </table:table-cell>
          <table:table-cell office:value-type="string">
            <text:p>syvalta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921">JAVASERVERFACES_SPEC_PUBLIC-921</text:a> </text:p>
          </table:table-cell>
          <table:table-cell office:value-type="string">
            <text:p>FacesMessage.Severity is not Serializable</text:p>
          </table:table-cell>
          <table:table-cell office:value-type="string">
            <text:p>tedgoddard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201">JAVASERVERFACES_SPEC_PUBLIC-201</text:a> </text:p>
          </table:table-cell>
          <table:table-cell office:value-type="string">
            <text:p>Locale handling in f:convertDateTime and f:convertNumber</text:p>
          </table:table-cell>
          <table:table-cell office:value-type="string">
            <text:p>tony_robertson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79">JAVASERVERFACES_SPEC_PUBLIC-879</text:a> </text:p>
          </table:table-cell>
          <table:table-cell office:value-type="string">
            <text:p>Decoder that act as separate functionality</text:p>
          </table:table-cell>
          <table:table-cell office:value-type="string">
            <text:p>vladperl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49">JAVASERVERFACES_SPEC_PUBLIC-749</text:a> </text:p>
          </table:table-cell>
          <table:table-cell office:value-type="string">
            <text:p>using JSF as template engine</text:p>
          </table:table-cell>
          <table:table-cell office:value-type="string">
            <text:p>vladperl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861">JAVASERVERFACES_SPEC_PUBLIC-861</text:a> </text:p>
          </table:table-cell>
          <table:table-cell office:value-type="string">
            <text:p>Portlets + ajax API</text:p>
          </table:table-cell>
          <table:table-cell office:value-type="string">
            <text:p>werpu12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802">JAVASERVERFACES_SPEC_PUBLIC-802</text:a> </text:p>
          </table:table-cell>
          <table:table-cell office:value-type="string">
            <text:p>Ajax fileupload capabilities</text:p>
          </table:table-cell>
          <table:table-cell office:value-type="string">
            <text:p>werpu1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90">JAVASERVERFACES_SPEC_PUBLIC-790</text:a> </text:p>
          </table:table-cell>
          <table:table-cell office:value-type="string">
            <text:p>javax.faces.ViewState + PPR does not work out for cross form ppr cases</text:p>
          </table:table-cell>
          <table:table-cell office:value-type="string">
            <text:p>werpu1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85">JAVASERVERFACES_SPEC_PUBLIC-785</text:a> </text:p>
          </table:table-cell>
          <table:table-cell office:value-type="string">
            <text:p>Ajax rendering lifecycle for components half broken + Solution.</text:p>
          </table:table-cell>
          <table:table-cell office:value-type="string">
            <text:p>werpu1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83">JAVASERVERFACES_SPEC_PUBLIC-783</text:a> </text:p>
          </table:table-cell>
          <table:table-cell office:value-type="string">
            <text:p>Unclear specification description for jsf.util.chain</text:p>
          </table:table-cell>
          <table:table-cell office:value-type="string">
            <text:p>werpu12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774">JAVASERVERFACES_SPEC_PUBLIC-774</text:a> </text:p>
          </table:table-cell>
          <table:table-cell office:value-type="string">
            <text:p>Request for enhancement: Dynamic configuration changes</text:p>
          </table:table-cell>
          <table:table-cell office:value-type="string">
            <text:p>werpu1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773">JAVASERVERFACES_SPEC_PUBLIC-773</text:a> </text:p>
          </table:table-cell>
          <table:table-cell office:value-type="string">
            <text:p>Request for enhancement: Dynamic configuration changes</text:p>
          </table:table-cell>
          <table:table-cell office:value-type="string">
            <text:p>werpu12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a xlink:href="http://java.net/jira/browse/JAVASERVERFACES_SPEC_PUBLIC-353">JAVASERVERFACES_SPEC_PUBLIC-353</text:a> </text:p>
          </table:table-cell>
          <table:table-cell office:value-type="string">
            <text:p>Only halt component processing on disabled not readOnly</text:p>
          </table:table-cell>
          <table:table-cell office:value-type="string">
            <text:p>youngm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string">
            <text:p><text:a xlink:href="http://java.net/jira/browse/JAVASERVERFACES_SPEC_PUBLIC-206">JAVASERVERFACES_SPEC_PUBLIC-206</text:a> </text:p>
          </table:table-cell>
          <table:table-cell office:value-type="string">
            <text:p>It would be nice if SelectItem was made Generic</text:p>
          </table:table-cell>
          <table:table-cell office:value-type="string">
            <text:p>youngm</text:p>
          </table:table-cell>
        </table:table-row>
        <table:table-row table:style-name="ro1">
          <table:table-cell table:style-name="ce8" office:value-type="string" table:number-columns-spanned="4" table:number-rows-spanned="1">
            <text:p>Generated at Wed Apr 13 02:50:22 PDT 2011 by Ed Burns using JIRA 4.0.2#472.</text:p>
          </table:table-cell>
          <table:covered-table-cell table:style-name="ce15"/>
          <table:covered-table-cell table:style-name="ce15"/>
          <table:covered-table-cell table:style-name="ce22"/>
        </table:table-row>
      </table:table>
      <table:named-expressions>
        <table:named-range table:name="HTML_all" table:base-cell-address="$Sheet1.$A$1" table:cell-range-address=".$A$1:.$D$326"/>
        <table:named-range table:name="HTML_tables" table:base-cell-address="$Sheet1.$A$1" table:cell-range-address=".$A$1:.$A$1"/>
        <table:named-range table:name="HTML_1" table:base-cell-address="$Sheet1.$A$1" table:cell-range-address=".$A$2:.$D$4"/>
        <table:named-range table:name="HTML_2" table:base-cell-address="$Sheet1.$A$1" table:cell-range-address=".$A$5:.$D$325"/>
        <table:named-range table:name="HTML_3" table:base-cell-address="$Sheet1.$A$1" table:cell-range-address=".$A$5:.$D$325"/>
        <table:named-range table:name="HTML__issuetable" table:base-cell-address="$Sheet1.$A$1" table:cell-range-address=".$A$5:.$D$325"/>
        <table:named-range table:name="HTML_4" table:base-cell-address="$Sheet1.$A$1" table:cell-range-address=".$A$326:.$D$326"/>
      </table:named-expressions>
      <table:database-ranges>
        <table:database-range table:target-range-address="Sheet1.A5:Sheet1.D32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05:5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 (Java.net JIRA)</dc:title>
    <dc:date>2011-04-13T05:53:01</dc:date>
    <dc:creator>Edward Burns</dc:creator>
    <meta:document-statistic meta:table-count="1" meta:cell-count="1289" meta:object-count="0"/>
    <meta:generator>OpenOffice.org/3.1$Linux OpenOffice.org_project/310m19$Build-9420</meta:generator>
  </office:meta>
</office:document-meta>
</file>